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Ally UI on the left still too close together.</text:p>
          </table:table-cell>
          <table:table-cell office:value-type="string" calcext:value-type="string">
            <text:p>Low</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7">00/00/0000</text:date>, <text:time style:data-style-name="N2" text:time-value="17:00:27.2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7T17:01:29.927000000</dc:date>
    <meta:editing-duration>P5DT21H20M54S</meta:editing-duration>
    <meta:editing-cycles>447</meta:editing-cycles>
    <meta:generator>LibreOffice/7.1.0.3$Windows_X86_64 LibreOffice_project/f6099ecf3d29644b5008cc8f48f42f4a40986e4c</meta:generator>
    <meta:document-statistic meta:table-count="6" meta:cell-count="525" meta:object-count="0"/>
  </office:meta>
</office:document-meta>
</file>